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3104" officeooo:paragraph-rsid="00153104"/>
    </style:style>
    <style:style style:name="P2" style:family="paragraph" style:parent-style-name="Table_20_Contents">
      <style:text-properties officeooo:rsid="000ab10e" officeooo:paragraph-rsid="000ab10e"/>
    </style:style>
    <style:style style:name="P3" style:family="paragraph" style:parent-style-name="Table_20_Contents">
      <style:text-properties officeooo:rsid="000c3ddb" officeooo:paragraph-rsid="000c3ddb"/>
    </style:style>
    <style:style style:name="P4" style:family="paragraph" style:parent-style-name="Table_20_Contents">
      <style:text-properties officeooo:rsid="000c873c" officeooo:paragraph-rsid="000c873c"/>
    </style:style>
    <style:style style:name="P5" style:family="paragraph" style:parent-style-name="Table_20_Contents">
      <style:text-properties officeooo:rsid="000e6c42" officeooo:paragraph-rsid="000e6c42"/>
    </style:style>
    <style:style style:name="P6" style:family="paragraph" style:parent-style-name="Table_20_Contents">
      <style:text-properties officeooo:rsid="0013162d" officeooo:paragraph-rsid="0013162d"/>
    </style:style>
    <style:style style:name="P7" style:family="paragraph" style:parent-style-name="Text_20_body">
      <style:text-properties officeooo:rsid="00100a03" officeooo:paragraph-rsid="00100a03"/>
    </style:style>
    <style:style style:name="P8" style:family="paragraph" style:parent-style-name="Text_20_body">
      <style:text-properties officeooo:rsid="00100a03" officeooo:paragraph-rsid="00123acf"/>
    </style:style>
    <style:style style:name="P9" style:family="paragraph" style:parent-style-name="Text_20_body">
      <style:text-properties officeooo:rsid="0012a650" officeooo:paragraph-rsid="0012a650"/>
    </style:style>
    <style:style style:name="T1" style:family="text">
      <style:text-properties officeooo:rsid="000c3ddb"/>
    </style:style>
    <style:style style:name="T2" style:family="text">
      <style:text-properties officeooo:rsid="00111c67"/>
    </style:style>
    <style:style style:name="T3" style:family="text">
      <style:text-properties officeooo:rsid="00123acf"/>
    </style:style>
    <style:style style:name="T4" style:family="text">
      <style:text-properties officeooo:rsid="0013162d"/>
    </style:style>
    <style:style style:name="T5" style:family="text">
      <style:text-properties officeooo:rsid="0013df3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m Kontrolle über die Punkte zu erhalten hinterlegen die Fraktionen einige Datenträger, um damit, den Punkt auszuspionieren. Jedoch gelingt es immer wieder dem Geheimdienst einer gegnerischen Fraktion, sich in einen solchen einzuhacken, und daraus Informationen über den Aufenthalts Ort zu erhalten. <text:span text:style-name="T2">Nicht immer führen die Informationen zu einem Eindeutigen </text:span><text:span text:style-name="T3">Ergebnis. Die Aufgabe</text:span><text:span text:style-name="T2"> der Spieler ist es, die Datenträger</text:span> <text:span text:style-name="T3">z</text:span>u lokalisieren, über den der Geheimdienst keine Eindeutigen Informationen erhalten konnte.</text:p>
      <text:p text:style-name="P7"/>
      <text:p text:style-name="P9">Agent hier sind einige Informationen, die wir erhalten konnten. Ich hoffe sie können etwas damit anfangen. </text:p>
      <table:table table:name="Tabelle1" table:style-name="Tabelle1">
        <table:table-column table:style-name="Tabelle1.A" table:number-columns-repeated="2"/>
        <table:table-row>
          <table:table-cell table:style-name="Tabelle1.A1" office:value-type="string">
            <text:p text:style-name="P2">Was der <text:span text:style-name="T1">Spieler sieht</text:span></text:p>
          </table:table-cell>
          <table:table-cell table:style-name="Tabelle1.B1" office:value-type="string">
            <text:p text:style-name="P3">Notizen für den Ort</text:p>
          </table:table-cell>
        </table:table-row>
        <table:table-row>
          <table:table-cell table:style-name="Tabelle1.A2" office:value-type="string">
            <text:p text:style-name="P6">Domplatz</text:p>
          </table:table-cell>
          <table:table-cell table:style-name="Tabelle1.B2" office:value-type="string">
            <text:p text:style-name="P3"/>
          </table:table-cell>
        </table:table-row>
        <table:table-row>
          <table:table-cell table:style-name="Tabelle1.A2" office:value-type="string">
            <text:p text:style-name="P3">-.Der Datenträger befindet sich auf Sandstein<text:line-break/>- Das Gesicht von der Statue von König Ludwig sieht direkt darauf</text:p>
          </table:table-cell>
          <table:table-cell table:style-name="Tabelle1.B2" office:value-type="string">
            <text:p text:style-name="P3">Dritte Säule von rechts</text:p>
            <text:p text:style-name="P5">(vielleicht wird diese Gestrichen)</text:p>
          </table:table-cell>
        </table:table-row>
        <table:table-row>
          <table:table-cell table:style-name="Tabelle1.A2" office:value-type="string">
            <text:p text:style-name="P3">- Wir haben einen nicht vollständig gelöschten Datenträger gefunden, der als Ort „Wassertor“ eingespeichert hat</text:p>
          </table:table-cell>
          <table:table-cell table:style-name="Tabelle1.B2" office:value-type="string">
            <text:p text:style-name="P3">Porta Prätoria</text:p>
          </table:table-cell>
        </table:table-row>
        <table:table-row>
          <table:table-cell table:style-name="Tabelle1.A2" office:value-type="string">
            <text:p text:style-name="P3">- Wir konnten eine hohe Übertragungsrate für Informationen über den Dom feststellen.<text:line-break/>- Es ist jedoch definitiv nicht der Dom</text:p>
          </table:table-cell>
          <table:table-cell table:style-name="Tabelle1.B2" office:value-type="string">
            <text:p text:style-name="P3">Dom-Informationszentrum (Domplatz 5)</text:p>
          </table:table-cell>
        </table:table-row>
        <table:table-row>
          <table:table-cell table:style-name="Tabelle1.A2" office:value-type="string">
            <text:p text:style-name="P4">- Wir konnten eine Audio über einen ominösen Vogel, der dort heilende Wirkung hat anfertigen.<text:line-break/>- Wir gehen jedoch davon aus, das es nicht wörtlich gemeint war.</text:p>
          </table:table-cell>
          <table:table-cell table:style-name="Tabelle1.B2" office:value-type="string">
            <text:p text:style-name="P4">Adler Apotheke</text:p>
          </table:table-cell>
        </table:table-row>
        <table:table-row>
          <table:table-cell table:style-name="Tabelle1.A2" office:value-type="string">
            <text:p text:style-name="P5">- Wir konnten in der Nähe unverbaute Steine für den Dom identifizieren</text:p>
          </table:table-cell>
          <table:table-cell table:style-name="Tabelle1.B2" office:value-type="string">
            <text:p text:style-name="P5">Dombaustelle hinter dem Dom</text:p>
          </table:table-cell>
        </table:table-row>
        <table:table-row>
          <table:table-cell table:style-name="Tabelle1.A2" office:value-type="string">
            <text:p text:style-name="P5">- Allem Anschein nach, lagern hier die Schätze des Doms</text:p>
          </table:table-cell>
          <table:table-cell table:style-name="Tabelle1.B2" office:value-type="string">
            <text:p text:style-name="P5">Domschatzmuseum hinter dem Bischofshofer Bi<text:span text:style-name="T5">e</text:span>rgarten.</text:p>
          </table:table-cell>
        </table:table-row>
      </table:table>
      <text:p text:style-name="Standard"><text:s/><text:span text:style-name="T4">Wenn sie jedoch zu auffällig vorgehen und wir eine erfolglose Bergungsaktion starten, kann es sein, dass die Gegner auf uns aufmerksam werden und den Datenträger evakuieren. Damit hätten wir unsere Chance verspielt. <text:s/></text:span></text:p>
      <text:p text:style-name="Standard"/>
      <text:p text:style-name="P1">Bei </text:p>
      <text:p text:style-name="P1">Verbesserungsvorschlägen bin ich off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10T10:43:37.981000000</meta:creation-date>
    <dc:date>2022-07-10T11:08:06.279000000</dc:date>
    <meta:editing-duration>PT24M25S</meta:editing-duration>
    <meta:editing-cycles>11</meta:editing-cycles>
    <meta:generator>LibreOffice/6.4.4.2$Windows_x86 LibreOffice_project/3d775be2011f3886db32dfd395a6a6d1ca2630ff</meta:generator>
    <meta:document-statistic meta:table-count="1" meta:image-count="0" meta:object-count="0" meta:page-count="1" meta:paragraph-count="21" meta:word-count="257" meta:character-count="1752" meta:non-whitespace-character-count="1511"/>
  </office:meta>
</office:document-meta>
</file>